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aaaaaa</text:p>
          </table:table-cell>
          <table:table-cell office:value-type="float" office:value="1234567890" calcext:value-type="float">
            <text:p>12345678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bbbb</text:p>
          </table:table-cell>
          <table:table-cell office:value-type="float" office:value="9000776655" calcext:value-type="float">
            <text:p>90007766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cc</text:p>
          </table:table-cell>
          <table:table-cell office:value-type="float" office:value="6666666777" calcext:value-type="float">
            <text:p>66666667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dddd</text:p>
          </table:table-cell>
          <table:table-cell office:value-type="float" office:value="9999999121" calcext:value-type="float">
            <text:p>99999991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eee</text:p>
          </table:table-cell>
          <table:table-cell office:value-type="float" office:value="8988989890" calcext:value-type="float">
            <text:p>898898989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7T17:18:23.490000000</meta:creation-date>
    <dc:date>2024-06-17T17:20:58.814000000</dc:date>
    <meta:editing-duration>PT2M35S</meta:editing-duration>
    <meta:editing-cycles>1</meta:editing-cycles>
    <meta:document-statistic meta:table-count="1" meta:cell-count="18" meta:object-count="0"/>
    <meta:generator>XLSX_Editor/6.2.8.2$Windows_x86 LibreOffice_project/</meta:generator>
  </office:meta>
</office:document-meta>
</file>